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3e8b" officeooo:paragraph-rsid="00043e8b"/>
    </style:style>
    <style:style style:name="P2" style:family="paragraph" style:parent-style-name="Standard">
      <style:text-properties officeooo:rsid="00043e8b" officeooo:paragraph-rsid="00063294"/>
    </style:style>
    <style:style style:name="P3" style:family="paragraph" style:parent-style-name="Standard">
      <style:text-properties officeooo:rsid="00063294" officeooo:paragraph-rsid="00063294"/>
    </style:style>
    <style:style style:name="P4" style:family="paragraph" style:parent-style-name="Standard">
      <style:text-properties officeooo:rsid="00043e8b" officeooo:paragraph-rsid="00043e8b"/>
    </style:style>
    <style:style style:name="P5" style:family="paragraph" style:parent-style-name="Standard">
      <style:text-properties officeooo:rsid="0006c49c" officeooo:paragraph-rsid="0006c49c"/>
    </style:style>
    <style:style style:name="T1" style:family="text">
      <style:text-properties officeooo:rsid="00063294"/>
    </style:style>
    <style:style style:name="T2" style:family="text">
      <style:text-properties officeooo:rsid="0006c4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regar pasta de arquivos ok</text:p>
      <text:p text:style-name="P5">Carregar pasta em cloud X</text:p>
      <text:p text:style-name="P1"><text:span text:style-name="T1">L</text:span>er arquivos ok</text:p>
      <text:p text:style-name="P2"><text:span text:style-name="T1">M</text:span>ecanismo para contar palavras <text:span text:style-name="T1">ok</text:span></text:p>
      <text:p text:style-name="P2"><text:span text:style-name="T1">R</text:span>anking <text:span text:style-name="T2">X</text:span></text:p>
      <text:p text:style-name="P1"><text:span text:style-name="T1">ID</text:span> para cada arquivo de texto <text:span text:style-name="T2">ok</text:span></text:p>
      <text:p text:style-name="P1"><text:span text:style-name="T1">T</text:span>abela com colunas necessarias <text:span text:style-name="T2">½ ok</text:span></text:p>
      <text:p text:style-name="P3">Coluna filename ok</text:p>
      <text:p text:style-name="P1"><text:span text:style-name="T1">F</text:span>unção para separar arquivos como colunas com filename e filecontent <text:span text:style-name="T2">ok</text:span></text:p>
      <text:p text:style-name="P1"><text:span text:style-name="T1">T</text:span>abela geral <text:span text:style-name="T1">com colunas arquivos separados </text:span><text:span text:style-name="T2">ok</text:span></text:p>
      <text:p text:style-name="P1"><text:span text:style-name="T1">L</text:span>impar dados <text:span text:style-name="T2">X</text:span></text:p>
      <text:p text:style-name="P1"><text:span text:style-name="T1">M</text:span>ecanismo de buscas <text:span text:style-name="T2">X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16:07:24.476686512</meta:creation-date>
    <dc:date>2022-04-07T11:07:36.638323751</dc:date>
    <meta:editing-duration>PT4M5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61" meta:character-count="348" meta:non-whitespace-character-count="299"/>
  </office:meta>
</office:document-meta>
</file>